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501cm"/>
    </style:style>
    <style:style style:name="co4" style:family="table-column">
      <style:table-column-properties fo:break-before="auto" style:column-width="11.822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6.408cm"/>
    </style:style>
    <style:style style:name="co7" style:family="table-column">
      <style:table-column-properties fo:break-before="auto" style:column-width="12.776cm"/>
    </style:style>
    <style:style style:name="co8" style:family="table-column">
      <style:table-column-properties fo:break-before="auto" style:column-width="7.832cm"/>
    </style:style>
    <style:style style:name="ro1" style:family="table-row">
      <style:table-row-properties style:row-height="7.7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dee6ef" fo:wrap-option="wrap" style:vertical-align="top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ecifications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System Specifications</text:p>
            <text:p/>
            <text:p>Operating system: Microsoft Windows 11 Home</text:p>
            <text:p>Version:10.0.26100 Build 26100</text:p>
            <text:p>Processor: 12th Generation Intel(R) Core(TM) i7-12700F, 2100 MHz, 12 cores, 20 logical processors</text:p>
            <text:p>Installed physical memory: (RAM) 80.0 GB</text:p>
            <text:p>GPU: NVIDIA GeForce RTX 3060</text:p>
            <text:p>Misc</text:p>
            <text:p/>
            <text:p>For testing, the file “!_Demo_Blender_4.0.blend” is used as a basis.</text:p>
            <text:p/>
            <text:p>The following relevant parameters are set:</text:p>
            <text:p/>
            <text:p>    Step 3: Camera -&gt; only "Use North" is checked</text:p>
            <text:p>    Step 4: ANimation -&gt; only "Use A1" is checked</text:p>
            <text:p/>
            <text:p>See issue ticket: <text:a xlink:href="https://github.com/Incrementis/IE-AutoSpriter-/issues/18" xlink:type="simple">https://github.com/Incrementis/IE-AutoSpriter-/issues/18</text:a></text:p>
            <text:p/>
            <text:p/>
          </table:table-cell>
        </table:table-row>
        <table:table-row table:style-name="ro2">
          <table:table-cell table:style-name="Default"/>
        </table:table-row>
        <table:table-row table:style-name="ro2">
          <table:table-cell office:value-type="string" calcext:value-type="string">
            <text:p>No Changes: ~93.9 seconds</text:p>
          </table:table-cell>
        </table:table-row>
        <table:table-row table:style-name="ro2">
          <table:table-cell office:value-type="string" calcext:value-type="string">
            <text:p>Use GPU: ~93.1 seconds</text:p>
          </table:table-cell>
        </table:table-row>
        <table:table-row table:style-name="ro2">
          <table:table-cell office:value-type="string" calcext:value-type="string">
            <text:p>Decimate Modifier: ~79.4 seconds</text:p>
          </table:table-cell>
        </table:table-row>
        <table:table-row table:style-name="ro2">
          <table:table-cell office:value-type="string" calcext:value-type="string">
            <text:p>Sampling parameters: ~17.1 seconds</text:p>
          </table:table-cell>
        </table:table-row>
        <table:table-row table:style-name="ro2">
          <table:table-cell office:value-type="string" calcext:value-type="string">
            <text:p>Change Render Engine: ~1.4 seconds </text:p>
          </table:table-cell>
        </table:table-row>
      </table:table>
      <table:table table:name="No Changes" table:style-name="ta1">
        <table:table-column table:style-name="co2" table:default-cell-style-name="ce4"/>
        <table:table-column table:style-name="co3" table:default-cell-style-name="ce6"/>
        <table:table-row table:style-name="ro3">
          <table:table-cell table:style-name="ce2" office:value-type="string" calcext:value-type="string" table:number-columns-spanned="2" table:number-rows-spanned="1">
            <text:p>No Changes</text:p>
            <text:p>Render Engine: Cycles 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00:03.87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00:04.05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00:03.58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00:03.33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00:04.28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00:05.02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00:05.09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00:05.13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00:05.18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00:05.15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/>00:05.16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00:05.10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/>00:05.05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/>00:04.97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/>00:04.89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00:04.71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00:03.98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00:04.87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00:05.34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00:05.00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93.91055154800415</text:p>
          </table:table-cell>
        </table:table-row>
      </table:table>
      <table:table table:name="Use GPU" table:style-name="ta1">
        <table:table-column table:style-name="co2" table:default-cell-style-name="ce4"/>
        <table:table-column table:style-name="co4" table:default-cell-style-name="ce6"/>
        <table:table-row table:style-name="ro3">
          <table:table-cell table:style-name="ce2" office:value-type="string" calcext:value-type="string" table:number-columns-spanned="2" table:number-rows-spanned="1">
            <text:p>Use GPU</text:p>
            <text:p>Render Engine: Cycles 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00:03.80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00:04.06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00:03.56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00:03.31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00:03.79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00:04.43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00:05.24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00:05.19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00:05.22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00:05.14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/>00:05.21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00:05.09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/>00:05.06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/>00:05.02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/>00:04.91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00:04.70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00:03.96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00:04.88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00:05.34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00:05.04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93.09982585906982</text:p>
          </table:table-cell>
        </table:table-row>
      </table:table>
      <table:table table:name="Decimate Modifier" table:style-name="ta1">
        <table:table-column table:style-name="co5" table:default-cell-style-name="ce4"/>
        <table:table-column table:style-name="co6" table:default-cell-style-name="ce6"/>
        <table:table-row table:style-name="ro3">
          <table:table-cell table:style-name="ce2" office:value-type="string" calcext:value-type="string" table:number-columns-spanned="2" table:number-rows-spanned="1">
            <text:p>Decimate Modifier</text:p>
            <text:p>Render Engine: Cycles 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:03.14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:03.44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0:02.73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:02.83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:02.91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0:03.00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0:04.03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:04.77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0:04.84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:04.93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0:04.73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0:04.82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0:04.84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0:04.27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0:03.99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0:03.90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0:03.66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0:03.68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0:04.55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0:04.16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79.3756833076477</text:p>
          </table:table-cell>
        </table:table-row>
      </table:table>
      <table:table table:name="Sampling parameters" table:style-name="ta1">
        <table:table-column table:style-name="co2" table:default-cell-style-name="ce4"/>
        <table:table-column table:style-name="co7" table:default-cell-style-name="ce6"/>
        <table:table-row table:style-name="ro4">
          <table:table-cell table:style-name="ce8" office:value-type="string" calcext:value-type="string" table:number-columns-spanned="2" table:number-rows-spanned="1">
            <text:p>Sampling parameters</text:p>
            <text:p>Render Engine: Cycles </text:p>
            <text:p>Changed parameters are "Noise Threshold" and "Max Samples".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:00.87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:00.82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:00.82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0:00.83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0:00.84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0:00.83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0:00.84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0:00.84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0:00.85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0:00.87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0:00.86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17.103451013565063</text:p>
          </table:table-cell>
        </table:table-row>
      </table:table>
      <table:table table:name="Change Render Engine" table:style-name="ta1">
        <table:table-column table:style-name="co2" table:default-cell-style-name="ce4"/>
        <table:table-column table:style-name="co8" table:default-cell-style-name="ce6"/>
        <table:table-row table:style-name="ro3">
          <table:table-cell table:style-name="ce8" office:value-type="string" calcext:value-type="string" table:number-columns-spanned="2" table:number-rows-spanned="1">
            <text:p>Change Render Engine</text:p>
            <text:p>Render Engine: EEVEE</text:p>
          </table:table-cell>
          <table:covered-table-cell table:style-name="Default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Time in second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:00.26 (Saving: 00: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0:00.06 (Saving: 00:00.00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0:00.05 (Saving: 00:00.00)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7" office:value-type="string" calcext:value-type="string">
            <text:p>Elapsed: 1.4128963947296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16T20:16:57.842000000</dc:date>
    <meta:editing-duration>PT1H11M35S</meta:editing-duration>
    <meta:editing-cycles>13</meta:editing-cycles>
    <meta:generator>LibreOffice/7.3.5.2$Windows_X86_64 LibreOffice_project/184fe81b8c8c30d8b5082578aee2fed2ea847c01</meta:generator>
    <meta:document-statistic meta:table-count="6" meta:cell-count="226" meta:object-count="0"/>
  </office:meta>
</office:document-meta>
</file>